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cm" table:align="margins" style:writing-mode="lr-tb"/>
    </style:style>
    <style:style style:name="Tabla1.A" style:family="table-column">
      <style:table-column-properties style:column-width="15cm" style:rel-column-width="65535*"/>
    </style:style>
    <style:style style:name="Tabla1.A1" style:family="table-cell">
      <style:table-cell-properties fo:padding="0.097cm" fo:border="0.05pt solid #000000"/>
    </style:style>
    <style:style style:name="Tabla2" style:family="table">
      <style:table-properties style:width="15cm" table:align="margins" style:writing-mode="lr-tb"/>
    </style:style>
    <style:style style:name="Tabla2.A" style:family="table-column">
      <style:table-column-properties style:column-width="15cm" style:rel-column-width="65535*"/>
    </style:style>
    <style:style style:name="Tabla2.A1" style:family="table-cell">
      <style:table-cell-properties fo:padding="0.097cm" fo:border="0.05pt solid #000000"/>
    </style:style>
    <style:style style:name="Tabla3" style:family="table">
      <style:table-properties style:width="15cm" table:align="margins" style:writing-mode="lr-tb"/>
    </style:style>
    <style:style style:name="Tabla3.A" style:family="table-column">
      <style:table-column-properties style:column-width="15cm" style:rel-column-width="65535*"/>
    </style:style>
    <style:style style:name="Tabla3.A1" style:family="table-cell">
      <style:table-cell-properties fo:padding="0.097cm" fo:border="0.05pt solid #000000"/>
    </style:style>
    <style:style style:name="Tabla4" style:family="table">
      <style:table-properties style:width="15cm" table:align="margins" style:writing-mode="lr-tb"/>
    </style:style>
    <style:style style:name="Tabla4.A" style:family="table-column">
      <style:table-column-properties style:column-width="15cm" style:rel-column-width="65535*"/>
    </style:style>
    <style:style style:name="Tabla4.A1" style:family="table-cell">
      <style:table-cell-properties fo:padding="0.097cm" fo:border="0.05pt solid #000000"/>
    </style:style>
    <style:style style:name="Tabla5" style:family="table">
      <style:table-properties style:width="15cm" table:align="margins" style:writing-mode="lr-tb"/>
    </style:style>
    <style:style style:name="Tabla5.A" style:family="table-column">
      <style:table-column-properties style:column-width="15cm" style:rel-column-width="65535*"/>
    </style:style>
    <style:style style:name="Tabla5.A1" style:family="table-cell">
      <style:table-cell-properties fo:padding="0.097cm" fo:border="0.05pt solid #000000"/>
    </style:style>
    <style:style style:name="Tabla6" style:family="table">
      <style:table-properties style:width="15cm" table:align="margins" style:writing-mode="lr-tb"/>
    </style:style>
    <style:style style:name="Tabla6.A" style:family="table-column">
      <style:table-column-properties style:column-width="15cm" style:rel-column-width="65535*"/>
    </style:style>
    <style:style style:name="Tabla6.A1" style:family="table-cell">
      <style:table-cell-properties fo:padding="0.097cm" fo:border="0.05pt solid #000000"/>
    </style:style>
    <style:style style:name="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2" style:family="paragraph" style:parent-style-name="List_20_Paragraph">
      <style:paragraph-properties fo:margin-left="0cm" fo:margin-right="0cm" fo:text-align="justify" style:justify-single-word="false" fo:text-indent="0cm" style:auto-text-indent="false"/>
      <style:text-properties fo:font-size="12pt" style:font-size-asian="12pt" style:font-size-complex="12pt"/>
    </style:style>
    <style:style style:name="P3" style:family="paragraph" style:parent-style-name="List_20_Paragraph">
      <style:paragraph-properties fo:margin-left="0cm" fo:margin-right="0cm" fo:text-align="justify" style:justify-single-word="false" fo:text-indent="0cm" style:auto-text-indent="false"/>
      <style:text-properties fo:font-size="12pt" officeooo:paragraph-rsid="002885ae" style:font-size-asian="12pt" style:font-size-complex="12pt"/>
    </style:style>
    <style:style style:name="P4" style:family="paragraph" style:parent-style-name="List_20_Paragraph">
      <style:paragraph-properties fo:margin-left="0cm" fo:margin-right="0cm" fo:text-align="justify" style:justify-single-word="false" fo:text-indent="0cm" style:auto-text-indent="false"/>
      <style:text-properties fo:font-size="12pt" fo:font-weight="bold" officeooo:rsid="002885ae" officeooo:paragraph-rsid="002885ae" style:font-size-asian="12pt" style:font-weight-asian="bold" style:font-size-complex="12pt" style:font-weight-complex="bold"/>
    </style:style>
    <style:style style:name="P5" style:family="paragraph" style:parent-style-name="List_20_Paragraph">
      <style:paragraph-properties fo:margin-left="0cm" fo:margin-right="0cm" fo:text-align="justify" style:justify-single-word="false" fo:text-indent="0cm" style:auto-text-indent="false"/>
      <style:text-properties fo:font-size="12pt" fo:font-weight="bold" officeooo:rsid="0029dc31" officeooo:paragraph-rsid="0029dc31" style:font-size-asian="12pt" style:font-weight-asian="bold" style:font-size-complex="12pt" style:font-weight-complex="bold"/>
    </style:style>
    <style:style style:name="P6" style:family="paragraph" style:parent-style-name="List_20_Paragraph">
      <style:paragraph-properties fo:margin-left="0cm" fo:margin-right="0cm" fo:text-align="justify" style:justify-single-word="false" fo:text-indent="0cm" style:auto-text-indent="false" style:writing-mode="lr-tb"/>
      <style:text-properties fo:font-size="12pt" officeooo:paragraph-rsid="002a6161" style:font-size-asian="12pt" style:font-size-complex="12pt"/>
    </style:style>
    <style:style style:name="P7" style:family="paragraph" style:parent-style-name="List_20_Paragraph">
      <style:paragraph-properties fo:margin-left="0cm" fo:margin-right="0cm" fo:text-align="justify" style:justify-single-word="false" fo:text-indent="0cm" style:auto-text-indent="false" style:writing-mode="lr-tb"/>
      <style:text-properties style:font-name="Calibri" fo:font-size="12pt" style:font-name-asian="Calibri1" style:font-size-asian="12pt" style:font-name-complex="Times New Roman" style:font-size-complex="12pt"/>
    </style:style>
    <style:style style:name="P8" style:family="paragraph" style:parent-style-name="List_20_Paragraph">
      <style:paragraph-properties fo:margin-left="0cm" fo:margin-right="0cm" fo:text-align="justify" style:justify-single-word="false" fo:text-indent="0cm" style:auto-text-indent="false" style:writing-mode="lr-tb"/>
      <style:text-properties style:font-name="Calibri" fo:font-size="12pt" officeooo:paragraph-rsid="002885ae" style:font-name-asian="Calibri1" style:font-size-asian="12pt" style:font-name-complex="Times New Roman" style:font-size-complex="12pt"/>
    </style:style>
    <style:style style:name="P9" style:family="paragraph" style:parent-style-name="List_20_Paragraph">
      <style:paragraph-properties fo:margin-left="0cm" fo:margin-right="0cm" fo:text-align="justify" style:justify-single-word="false" fo:text-indent="0cm" style:auto-text-indent="false" style:writing-mode="lr-tb"/>
      <style:text-properties style:font-name="Calibri" fo:font-size="12pt" officeooo:paragraph-rsid="002a6161" style:font-name-asian="Calibri1" style:font-size-asian="12pt" style:font-name-complex="Times New Roman" style:font-size-complex="12pt"/>
    </style:style>
    <style:style style:name="P10" style:family="paragraph" style:parent-style-name="List_20_Paragraph">
      <style:paragraph-properties fo:margin-left="0cm" fo:margin-right="0cm" fo:text-align="justify" style:justify-single-word="false" fo:text-indent="0cm" style:auto-text-indent="false" style:writing-mode="lr-tb"/>
      <style:text-properties style:font-name="Calibri" fo:font-size="12pt" fo:font-weight="bold" officeooo:rsid="002885ae" officeooo:paragraph-rsid="002885ae" style:font-name-asian="Calibri1" style:font-size-asian="12pt" style:font-weight-asian="bold" style:font-name-complex="Times New Roman" style:font-size-complex="12pt" style:font-weight-complex="bold"/>
    </style:style>
    <style:style style:name="P11" style:family="paragraph" style:parent-style-name="List_20_Paragraph">
      <style:paragraph-properties fo:margin-left="0cm" fo:margin-right="0cm" fo:text-align="justify" style:justify-single-word="false" fo:text-indent="0cm" style:auto-text-indent="false" style:writing-mode="lr-tb"/>
    </style:style>
    <style:style style:name="P12" style:family="paragraph" style:parent-style-name="List_20_Paragraph">
      <style:paragraph-properties fo:margin-left="0cm" fo:margin-right="0cm" fo:text-align="justify" style:justify-single-word="false" fo:text-indent="0cm" style:auto-text-indent="false" style:writing-mode="lr-tb"/>
      <style:text-properties officeooo:paragraph-rsid="002a6161"/>
    </style:style>
    <style:style style:name="P13" style:family="paragraph" style:parent-style-name="List_20_Paragraph">
      <style:paragraph-properties fo:margin-left="0cm" fo:margin-right="0cm" fo:text-align="justify" style:justify-single-word="false" fo:text-indent="0cm" style:auto-text-indent="false" style:writing-mode="lr-tb"/>
      <style:text-properties style:font-name="Courier New" fo:font-size="12pt" fo:font-weight="normal" officeooo:rsid="002885ae" officeooo:paragraph-rsid="002885ae"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Calibri" fo:font-size="12pt" officeooo:rsid="0027adfa" style:font-name-asian="Calibri1" style:font-size-asian="12pt" style:font-name-complex="Times New Roman" style:font-size-complex="12pt"/>
    </style:style>
    <style:style style:name="P15" style:family="paragraph" style:parent-style-name="Standard">
      <style:paragraph-properties fo:text-align="justify" style:justify-single-word="false"/>
      <style:text-properties style:font-name="Calibri" fo:font-size="12pt" officeooo:rsid="002885ae" officeooo:paragraph-rsid="002885ae" style:font-name-asian="Calibri1" style:font-size-asian="12pt" style:font-name-complex="Times New Roman" style:font-size-complex="12pt"/>
    </style:style>
    <style:style style:name="P16" style:family="paragraph" style:parent-style-name="Standard">
      <style:paragraph-properties fo:text-align="justify" style:justify-single-word="false"/>
      <style:text-properties officeooo:paragraph-rsid="002885ae"/>
    </style:style>
    <style:style style:name="P17" style:family="paragraph" style:parent-style-name="Table_20_Contents">
      <style:paragraph-properties fo:margin-top="0cm" fo:margin-bottom="0cm" loext:contextual-spacing="false" fo:line-height="100%"/>
      <style:text-properties officeooo:paragraph-rsid="002885ae"/>
    </style:style>
    <style:style style:name="P18" style:family="paragraph" style:parent-style-name="Table_20_Contents">
      <style:paragraph-properties fo:margin-top="0cm" fo:margin-bottom="0cm" loext:contextual-spacing="false" fo:line-height="100%"/>
      <style:text-properties officeooo:paragraph-rsid="002a6161"/>
    </style:style>
    <style:style style:name="P19" style:family="paragraph" style:parent-style-name="Table_20_Contents">
      <style:paragraph-properties fo:margin-top="0cm" fo:margin-bottom="0cm" loext:contextual-spacing="false" fo:line-height="100%"/>
      <style:text-properties style:font-name="Courier New" fo:font-size="10pt" style:font-size-asian="8.75pt" style:font-size-complex="10pt"/>
    </style:style>
    <style:style style:name="P20" style:family="paragraph" style:parent-style-name="Table_20_Contents">
      <style:paragraph-properties fo:margin-top="0cm" fo:margin-bottom="0cm" loext:contextual-spacing="false" fo:line-height="100%"/>
      <style:text-properties style:font-name="Courier New" fo:font-size="10pt" officeooo:paragraph-rsid="002885ae" style:font-size-asian="8.75pt" style:font-size-complex="10pt"/>
    </style:style>
    <style:style style:name="P21" style:family="paragraph" style:parent-style-name="Table_20_Contents">
      <style:paragraph-properties fo:margin-top="0cm" fo:margin-bottom="0cm" loext:contextual-spacing="false" fo:line-height="100%"/>
      <style:text-properties style:font-name="Courier New" fo:font-size="10pt" officeooo:paragraph-rsid="002a6161" style:font-size-asian="8.75pt" style:font-size-complex="10pt"/>
    </style:style>
    <style:style style:name="P22" style:family="paragraph" style:parent-style-name="Table_20_Contents">
      <style:paragraph-properties fo:margin-top="0cm" fo:margin-bottom="0cm" loext:contextual-spacing="false" fo:line-height="100%" style:writing-mode="lr-tb"/>
      <style:text-properties style:font-name="Courier New" fo:font-size="10pt" style:font-size-asian="8.75pt" style:font-size-complex="10pt"/>
    </style:style>
    <style:style style:name="P23" style:family="paragraph" style:parent-style-name="Table_20_Contents">
      <style:paragraph-properties fo:margin-top="0cm" fo:margin-bottom="0cm" loext:contextual-spacing="false" fo:line-height="100%" style:writing-mode="lr-tb"/>
      <style:text-properties style:font-name="Courier New" fo:font-size="10pt" officeooo:paragraph-rsid="002885ae" style:font-size-asian="8.75pt" style:font-size-complex="10pt"/>
    </style:style>
    <style:style style:name="P24" style:family="paragraph" style:parent-style-name="Table_20_Contents">
      <style:paragraph-properties fo:margin-top="0cm" fo:margin-bottom="0cm" loext:contextual-spacing="false" fo:line-height="100%" style:writing-mode="lr-tb"/>
      <style:text-properties style:font-name="Courier New" fo:font-size="10pt" officeooo:paragraph-rsid="002a6161" style:font-size-asian="8.75pt" style:font-size-complex="10pt"/>
    </style:style>
    <style:style style:name="P25" style:family="paragraph" style:parent-style-name="Table_20_Contents">
      <style:paragraph-properties fo:margin-top="0cm" fo:margin-bottom="0cm" loext:contextual-spacing="false" fo:line-height="100%" style:writing-mode="lr-tb"/>
      <style:text-properties officeooo:paragraph-rsid="002885ae"/>
    </style:style>
    <style:style style:name="P26" style:family="paragraph" style:parent-style-name="Table_20_Contents">
      <style:paragraph-properties fo:margin-top="0cm" fo:margin-bottom="0cm" loext:contextual-spacing="false" fo:line-height="100%" style:writing-mode="lr-tb"/>
      <style:text-properties officeooo:paragraph-rsid="002a6161"/>
    </style:style>
    <style:style style:name="P27" style:family="paragraph" style:parent-style-name="Standard" style:master-page-name="Standard">
      <style:paragraph-properties style:page-number="auto"/>
    </style:style>
    <style:style style:name="P28" style:family="paragraph" style:parent-style-name="List_20_Paragraph">
      <style:paragraph-properties fo:margin-left="0cm" fo:margin-right="0cm" fo:text-align="justify" style:justify-single-word="false" fo:text-indent="0cm" style:auto-text-indent="false"/>
      <style:text-properties style:font-name="Courier New" fo:font-size="10pt" fo:font-weight="normal" officeooo:rsid="0029dc31" officeooo:paragraph-rsid="0029dc31" style:font-size-asian="10pt" style:font-weight-asian="normal" style:font-size-complex="10pt"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font-size="12pt" fo:font-weight="bold" officeooo:rsid="0029dc31" officeooo:paragraph-rsid="0029dc31" style:font-size-asian="12pt" style:font-weight-asian="bold" style:font-size-complex="12pt" style:font-weight-complex="bold"/>
    </style:style>
    <style:style style:name="P30" style:family="paragraph" style:parent-style-name="List_20_Paragraph">
      <style:paragraph-properties fo:margin-left="0cm" fo:margin-right="0cm" fo:text-align="justify" style:justify-single-word="false" fo:text-indent="0cm" style:auto-text-indent="false"/>
      <style:text-properties fo:color="#ff0000" fo:font-size="12pt" officeooo:rsid="002e417f" officeooo:paragraph-rsid="002e417f" style:font-size-asian="12pt" style:font-size-complex="12pt"/>
    </style:style>
    <style:style style:name="P31" style:family="paragraph" style:parent-style-name="List_20_Paragraph">
      <style:paragraph-properties fo:margin-left="0cm" fo:margin-right="0cm" fo:text-align="justify" style:justify-single-word="false" fo:text-indent="0cm" style:auto-text-indent="false"/>
      <style:text-properties fo:color="#ff0000" fo:font-size="12pt" officeooo:rsid="002e6256" officeooo:paragraph-rsid="002e6256" style:font-size-asian="12pt" style:font-size-complex="12pt"/>
    </style:style>
    <style:style style:name="P32" style:family="paragraph" style:parent-style-name="List_20_Paragraph">
      <style:paragraph-properties fo:margin-left="0cm" fo:margin-right="0cm" fo:text-align="justify" style:justify-single-word="false" fo:text-indent="0cm" style:auto-text-indent="false"/>
      <style:text-properties fo:color="#ff0000" fo:font-size="12pt" officeooo:rsid="002fd6c6" officeooo:paragraph-rsid="002fd6c6" style:font-size-asian="12pt" style:font-size-complex="12pt"/>
    </style:style>
    <style:style style:name="P33" style:family="paragraph" style:parent-style-name="Table_20_Contents">
      <style:paragraph-properties fo:margin-top="0cm" fo:margin-bottom="0cm" loext:contextual-spacing="false" fo:line-height="100%"/>
      <style:text-properties style:font-name="Courier New" fo:font-size="10pt" style:font-size-asian="8.75pt" style:font-size-complex="10pt"/>
    </style:style>
    <style:style style:name="T1" style:family="text">
      <style:text-properties officeooo:rsid="002885ae"/>
    </style:style>
    <style:style style:name="T2" style:family="text">
      <style:text-properties style:font-name="Calibri" officeooo:rsid="002885ae" style:font-name-asian="Calibri1" style:font-name-complex="Times New Roman"/>
    </style:style>
    <style:style style:name="T3" style:family="text">
      <style:text-properties style:font-name="Calibri" fo:font-size="12pt" fo:font-weight="normal" officeooo:rsid="002885ae" style:font-name-asian="Calibri1" style:font-size-asian="12pt" style:font-weight-asian="normal" style:font-name-complex="Times New Roman" style:font-size-complex="12pt" style:font-weight-complex="normal"/>
    </style:style>
    <style:style style:name="T4" style:family="text">
      <style:text-properties style:font-name="Calibri" fo:font-size="12pt" fo:font-weight="normal" officeooo:rsid="002a6161" style:font-name-asian="Calibri1" style:font-size-asian="12pt" style:font-weight-asian="normal" style:font-name-complex="Times New Roman" style:font-size-complex="12pt" style:font-weight-complex="normal"/>
    </style:style>
    <style:style style:name="T5" style:family="text">
      <style:text-properties style:font-name="Calibri" fo:font-size="12pt" fo:font-weight="bold" style:font-name-asian="Calibri1" style:font-size-asian="12pt" style:font-weight-asian="bold" style:font-name-complex="Times New Roman" style:font-size-complex="12pt" style:font-weight-complex="bold"/>
    </style:style>
    <style:style style:name="T6" style:family="text">
      <style:text-properties style:font-name="Calibri" fo:font-size="12pt" fo:font-weight="bold" officeooo:rsid="002885ae" style:font-name-asian="Calibri1" style:font-size-asian="12pt" style:font-weight-asian="bold" style:font-name-complex="Times New Roman" style:font-size-complex="12pt" style:font-weight-complex="bold"/>
    </style:style>
    <style:style style:name="T7" style:family="text">
      <style:text-properties style:font-name="Calibri" fo:font-size="12pt" fo:font-weight="bold" officeooo:rsid="002a6161" style:font-name-asian="Calibri1" style:font-size-asian="12pt" style:font-weight-asian="bold" style:font-name-complex="Times New Roman" style:font-size-complex="12pt" style:font-weight-complex="bold"/>
    </style:style>
    <style:style style:name="T8" style:family="text">
      <style:text-properties style:font-name="Calibri" fo:font-size="12pt" fo:font-weight="bold" officeooo:rsid="0029dc31" style:font-name-asian="Calibri1" style:font-size-asian="12pt" style:font-weight-asian="bold" style:font-name-complex="Times New Roman" style:font-size-complex="12pt" style:font-weight-complex="bold"/>
    </style:style>
    <style:style style:name="T9" style:family="text">
      <style:text-properties style:font-name="Calibri" fo:font-size="12pt" style:font-name-asian="Calibri1" style:font-size-asian="12pt" style:font-name-complex="Times New Roman" style:font-size-complex="12pt"/>
    </style:style>
    <style:style style:name="T10" style:family="text">
      <style:text-properties style:font-name="Calibri" fo:font-weight="bold" officeooo:rsid="002885ae" style:font-name-asian="Calibri1" style:font-weight-asian="bold" style:font-name-complex="Times New Roman" style:font-weight-complex="bold"/>
    </style:style>
    <style:style style:name="T11" style:family="text">
      <style:text-properties style:font-name="Calibri" fo:font-weight="bold" officeooo:rsid="002a6161" style:font-name-asian="Calibri1" style:font-weight-asian="bold" style:font-name-complex="Times New Roman" style:font-weight-complex="bold"/>
    </style:style>
    <style:style style:name="T12" style:family="text">
      <style:text-properties style:font-name="Calibri" fo:font-weight="normal" officeooo:rsid="002885ae" style:font-name-asian="Calibri1" style:font-weight-asian="normal" style:font-name-complex="Times New Roman" style:font-weight-complex="normal"/>
    </style:style>
    <style:style style:name="T13" style:family="text">
      <style:text-properties style:font-name="Cambria"/>
    </style:style>
    <style:style style:name="T14" style:family="text">
      <style:text-properties style:font-name="Arial" fo:font-size="14pt" style:font-size-asian="14pt" style:font-name-complex="Arial2" style:font-size-complex="14pt"/>
    </style:style>
    <style:style style:name="T15" style:family="text">
      <style:text-properties style:font-name="Arial" fo:font-size="14pt" officeooo:rsid="002885ae" style:font-size-asian="14pt" style:font-name-complex="Arial2" style:font-size-complex="14pt"/>
    </style:style>
    <style:style style:name="T16" style:family="text">
      <style:text-properties style:font-name="Arial" fo:font-size="14pt" officeooo:rsid="0027adfa" style:font-name-asian="Calibri1" style:font-size-asian="14pt" style:font-name-complex="Arial2" style:font-size-complex="14pt"/>
    </style:style>
    <style:style style:name="T17" style:family="text">
      <style:text-properties fo:font-size="14pt" fo:font-style="italic" fo:font-weight="bold" style:font-size-asian="14pt" style:font-style-asian="italic" style:font-weight-asian="bold" style:font-size-complex="14pt" style:font-style-complex="italic" style:font-weight-complex="bold"/>
    </style:style>
    <style:style style:name="T18" style:family="text">
      <style:text-properties style:font-name="Courier New" fo:font-size="10pt" style:font-size-asian="8.75pt" style:font-size-complex="10pt"/>
    </style:style>
    <style:style style:name="T19" style:family="text">
      <style:text-properties style:font-name="Courier New" fo:font-size="10pt" officeooo:rsid="002885ae" style:font-name-asian="Calibri1" style:font-size-asian="8.75pt" style:font-name-complex="Times New Roman" style:font-size-complex="10pt"/>
    </style:style>
    <style:style style:name="T20" style:family="text">
      <style:text-properties style:font-name="Courier New" fo:font-size="10pt" officeooo:rsid="002a6161" style:font-name-asian="Calibri1" style:font-size-asian="8.75pt" style:font-name-complex="Times New Roman" style:font-size-complex="10pt"/>
    </style:style>
    <style:style style:name="T21" style:family="text">
      <style:text-properties style:font-name="Courier New" fo:font-size="10pt" officeooo:rsid="002bc00f" style:font-name-asian="Calibri1" style:font-size-asian="8.75pt" style:font-name-complex="Times New Roman" style:font-size-complex="10pt"/>
    </style:style>
    <style:style style:name="T22" style:family="text">
      <style:text-properties fo:font-weight="bold" style:font-weight-asian="bold" style:font-weight-complex="bold"/>
    </style:style>
    <style:style style:name="T23" style:family="text">
      <style:text-properties fo:font-weight="bold" officeooo:rsid="0029dc31" style:font-weight-asian="bold" style:font-weight-complex="bold"/>
    </style:style>
    <style:style style:name="T24" style:family="text">
      <style:text-properties fo:font-weight="bold" officeooo:rsid="002885ae" style:font-weight-asian="bold" style:font-weight-complex="bold"/>
    </style:style>
    <style:style style:name="T25" style:family="text">
      <style:text-properties fo:font-weight="bold" officeooo:rsid="002bc00f"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885ae" style:font-weight-asian="normal" style:font-weight-complex="normal"/>
    </style:style>
    <style:style style:name="T28" style:family="text">
      <style:text-properties officeooo:rsid="0029dc31"/>
    </style:style>
    <style:style style:name="T29" style:family="text">
      <style:text-properties officeooo:rsid="002fd6c6"/>
    </style:style>
    <style:style style:name="T30" style:family="text">
      <style:text-properties fo:color="#ff0000" officeooo:rsid="002fd6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4">Unidad </text:span><text:span text:style-name="T15">4</text:span><text:span text:style-name="T14">. Actividad </text:span><text:span text:style-name="T16">B</text:span><text:span text:style-name="T14">. </text:span></text:p>
      <text:p text:style-name="P14">Generar el código en <text:span text:style-name="T22">XML (válido</text:span>, bien formado, y estructurado -con sangrado adecuado-) para resolver los problemas planteados en los distintos apartados.</text:p>
      <text:p text:style-name="P14"/>
      <text:p text:style-name="P14"><text:span text:style-name="T22">IMPORTANTE:</text:span> Incorporar esta actividad al sitio web creado en la actividad 2.2. Recuerda que los ficheros de las actividades estarán en subcarpetas (dentro de la carpeta donde se encuentra el fichero principal de nuestro sitio web -index.html-). La nomenclatura de las rutas de estas carpetas será <text:span text:style-name="T22">“C:\RUTA_INICIAL\Unidad_XX\Actividad_XX_YY”</text:span> (siendo C:\RUTA_INICIAL la ruta donde se encuentre nuestro fichero index.html).</text:p>
      <text:p text:style-name="P14"/>
      <text:p text:style-name="P14"><text:span text:style-name="T17">Entregar:</text:span> Ficheros XML creados, capturas de pantalla presentando los resultados en un navegador web y explicaciones de todo el proceso.</text:p>
      <text:p text:style-name="P15"/>
      <text:p text:style-name="P16"><text:span text:style-name="T6">1.- </text:span><text:span text:style-name="T3">Determina y corrige el/los error/errores que provoca que el fichero XML no sea válido (corrige los errores en la parte de datos XML -NO en el DTD-).</text:span></text:p>
      <table:table table:name="Tabla1" table:style-name="Tabla1">
        <table:table-column table:style-name="Tabla1.A"/>
        <table:table-row>
          <table:table-cell table:style-name="Tabla1.A1" office:value-type="string">
            <text:p text:style-name="P22">&lt;?xml version="1.0" encoding="UTF-8"?&gt;</text:p>
            <text:p text:style-name="P19">&lt;!DOCTYPE etiqueta[</text:p>
            <text:p text:style-name="P19">&lt;!ELEMENT etiqueta (nombre, calle, ciudad, pais, codigo)&gt;</text:p>
            <text:p text:style-name="P19">&lt;!ELEMENT nombre (#PCDATA)&gt;</text:p>
            <text:p text:style-name="P19">&lt;!ELEMENT calle (#PCDATA)&gt;</text:p>
            <text:p text:style-name="P19">&lt;!ELEMENT ciudad (#PCDATA)&gt;</text:p>
            <text:p text:style-name="P19">&lt;!ELEMENT pais (#PCDATA)&gt;</text:p>
            <text:p text:style-name="P19">&lt;!ELEMENT codigo (#PCDATA)&gt;</text:p>
            <text:p text:style-name="P19">]&gt;</text:p>
            <text:p text:style-name="P19">&lt;nombre&gt;Pepe García&lt;/nombre&gt;</text:p>
            <text:p text:style-name="P19">&lt;calle&gt;C/Ronda, 3&lt;/calle&gt;</text:p>
            <text:p text:style-name="P19">&lt;pais&gt;España&lt;pais&gt;</text:p>
            <text:p text:style-name="P19">&lt;codigo&gt;18465&lt;/codigo&gt;</text:p>
            <text:p text:style-name="P19">&lt;/etiqueta&gt;</text:p>
          </table:table-cell>
        </table:table-row>
      </table:table>
      <text:p text:style-name="P2"/>
      <text:p text:style-name="P30">faltaba iniciar el elemento “&lt;etiqueta&gt;” y poner el subelemento “&lt;ciudad&gt;”</text:p>
      <text:p text:style-name="P30"/>
      <text:p text:style-name="P4">2.- <text:span text:style-name="T26">Explica esta línea:</text:span></text:p>
      <text:p text:style-name="P13">&lt;?xml version="1.0" encoding="UTF-8"?&gt;</text:p>
      <text:p text:style-name="P31"/>
      <text:p text:style-name="P31">la declaración xml le esta diciendo al procesador que necesita un xml para interpretar este documento y su version</text:p>
      <text:p text:style-name="P31">y el encoding especifica el tipo de caracteres que se utilizara para ese documento xml</text:p>
      <text:p text:style-name="P31">que en este caso tiene el “UTF-8” que es el que viene por defecto </text:p>
      <text:p text:style-name="P2"/>
      <text:p text:style-name="P5"/>
      <text:p text:style-name="P5"/>
      <text:p text:style-name="P5"/>
      <text:p text:style-name="P5"/>
      <text:p text:style-name="P5"><text:soft-page-break/>3.- <text:span text:style-name="T26">Explica esta línea y pon un ejemplo (de XML) suponiendo que todos los elementos son de tipo (#PCDATA) y no hay atributos:</text:span></text:p>
      <text:p text:style-name="P28">&lt;!ELEMENT cv (presentacion, (datos_academicos | experiencia_laboral)+, (lectura|deportes|otros)*, referencias*)&gt;</text:p>
      <text:p text:style-name="P2"/>
      <text:p text:style-name="P32">aquí tenemos el elemento cv que tiene subelementos:</text:p>
      <text:p text:style-name="P32">-presentacion (este va primero)</text:p>
      <text:p text:style-name="P32">-datos academicos o experiencia laboral (pueden ser varios de cada uno pero al menos 1),</text:p>
      <text:p text:style-name="P32"><text:s/>-lectura, deportes o otros (pero son opcionales, pueden no aparecer y aparecer las veces que quieran)</text:p>
      <text:p text:style-name="P2">-<text:span text:style-name="T30">referencias (puede no aparecer o aparecer las veces que quiera)</text:span></text:p>
      <text:p text:style-name="P2"/>
      <text:p text:style-name="P2"/>
      <text:p text:style-name="P2"/>
      <text:p text:style-name="P3"><text:span text:style-name="T23">4</text:span><text:span text:style-name="T24">.- </text:span><text:span text:style-name="T27">Determina y corrige el/los error/errores que provoca que el fichero XML no sea válido respecto al ejemplo (corrige la definición del atributo id de persona en la DTD y añádelo en el XML)</text:span></text:p>
      <table:table table:name="Tabla2" table:style-name="Tabla2">
        <table:table-column table:style-name="Tabla2.A"/>
        <table:table-row>
          <table:table-cell table:style-name="Tabla2.A1" office:value-type="string">
            <text:p text:style-name="P23">&lt;?xml version="1.0" encoding="UTF-8"?&gt;</text:p>
            <text:p text:style-name="P17"><text:span text:style-name="T18">&lt;!DOCTYPE </text:span><text:span text:style-name="T19">agenda</text:span><text:span text:style-name="T18">[</text:span></text:p>
            <text:p text:style-name="P20">&lt;!ELEMENT agenda (persona)+&gt;</text:p>
            <text:p text:style-name="P20">&lt;!ELEMENT persona (nombre, tlf)&gt;</text:p>
            <text:p text:style-name="P20">&lt;!ATTLIST persona id #REQUIRED&gt;</text:p>
            <text:p text:style-name="P20">&lt;!ELEMENT nombre (#PCDATA)&gt;</text:p>
            <text:p text:style-name="P20">&lt;!ELEMENT tlf (#PCDATA)&gt;</text:p>
            <text:p text:style-name="P20">]&gt;</text:p>
            <text:p text:style-name="P20">&lt;agenda&gt;</text:p>
            <text:p text:style-name="P20">&lt;persona&gt;</text:p>
            <text:p text:style-name="P20">&lt;nombre&gt;Ricardo Borriquero&lt;/nombre&gt;</text:p>
            <text:p text:style-name="P20">&lt;tlf&gt;951345678&lt;/tlf&gt;</text:p>
            <text:p text:style-name="P20">&lt;/persona&gt;</text:p>
            <text:p text:style-name="P20">&lt;persona&gt;</text:p>
            <text:p text:style-name="P20">&lt;nombre&gt;Eva Risto&lt;/nombre&gt;</text:p>
            <text:p text:style-name="P20">&lt;tlf&gt;955837659&lt;/tlf&gt;</text:p>
            <text:p text:style-name="P20">&lt;/persona&gt;</text:p>
            <text:p text:style-name="P20">&lt;/agenda&gt;</text:p>
          </table:table-cell>
        </table:table-row>
      </table:table>
      <text:p text:style-name="P3"/>
      <text:p text:style-name="P3"/>
      <text:p text:style-name="P10"><text:span text:style-name="T28">5</text:span>.- <text:span text:style-name="T26">¿Qué líneas tengo que añadir en la parte de definición del documento (DTD interno) para que el XML sea válido?</text:span></text:p>
      <table:table table:name="Tabla3" table:style-name="Tabla3">
        <table:table-column table:style-name="Tabla3.A"/>
        <table:table-row>
          <table:table-cell table:style-name="Tabla3.A1" office:value-type="string">
            <text:p text:style-name="P23">&lt;?xml version="1.0" encoding="UTF-8"?&gt;</text:p>
            <text:p text:style-name="P25"><text:span text:style-name="T18">&lt;!DOCTYPE </text:span><text:span text:style-name="T19">lista_de_personas</text:span><text:span text:style-name="T18">[</text:span></text:p>
            <text:p text:style-name="P20"/>
            <text:p text:style-name="P20"/>
            <text:p text:style-name="P20"/>
            <text:p text:style-name="P20"/>
            <text:p text:style-name="P20">&lt;!ELEMENT nombre (#PCDATA) &gt;</text:p>
            <text:p text:style-name="P20">&lt;!ELEMENT fechanacimiento (#PCDATA) &gt;</text:p>
            <text:p text:style-name="P20">&lt;!ELEMENT sexo (#PCDATA) &gt;</text:p>
            <text:p text:style-name="P23">&lt;!ELEMENT numeroseguridadsocial (#PCDATA)&gt;</text:p>
            <text:p text:style-name="P23">]&gt;</text:p>
            <text:p text:style-name="P20"/>
            <text:p text:style-name="P20">&lt;lista_de_personas&gt;</text:p>
            <text:p text:style-name="P20"><text:soft-page-break/>&lt;persona nacionalidad="español"&gt;</text:p>
            <text:p text:style-name="P20">&lt;nombre&gt;José García&lt;/nombre&gt;</text:p>
            <text:p text:style-name="P20">&lt;fechanacimiento&gt;25/04/1984&lt;/fechanacimiento&gt;</text:p>
            <text:p text:style-name="P20">&lt;telefono&gt;670201256&lt;/telefono&gt;</text:p>
            <text:p text:style-name="P20">&lt;telefono&gt;968472898&lt;/telefono&gt;</text:p>
            <text:p text:style-name="P20">&lt;sexo&gt;Varón&lt;/sexo&gt;</text:p>
            <text:p text:style-name="P20">&lt;/persona&gt;</text:p>
            <text:p text:style-name="P20">&lt;persona nacionalidad="español"&gt;</text:p>
            <text:p text:style-name="P20">&lt;nombre&gt;Juan Antonio&lt;/nombre&gt;</text:p>
            <text:p text:style-name="P20">&lt;fechanacimiento&gt;25/04/1984&lt;/fechanacimiento&gt;</text:p>
            <text:p text:style-name="P20">&lt;telefono&gt;670201256&lt;/telefono&gt;</text:p>
            <text:p text:style-name="P20">&lt;numeroseguridadsocial&gt;2569587412569&lt;/numeroseguridadsocial&gt;</text:p>
            <text:p text:style-name="P20">&lt;/persona&gt;</text:p>
            <text:p text:style-name="P23">&lt;/lista_de_personas&gt;</text:p>
          </table:table-cell>
        </table:table-row>
      </table:table>
      <text:p text:style-name="P8"/>
      <text:p text:style-name="P8"/>
      <text:p text:style-name="P8"><text:span text:style-name="T23">6</text:span><text:span text:style-name="T24">.- </text:span><text:span text:style-name="T27">Determina y corrige el/los error/errores que provoca que el fichero XML no sea válido (corrige los errores en la parte de datos XML -NO en el DTD-)</text:span></text:p>
      <table:table table:name="Tabla4" table:style-name="Tabla4">
        <table:table-column table:style-name="Tabla4.A"/>
        <table:table-row>
          <table:table-cell table:style-name="Tabla4.A1" office:value-type="string">
            <text:p text:style-name="P24">&lt;?xml version="1.0" encoding="UTF-8"?&gt;</text:p>
            <text:p text:style-name="P24">&lt;!DOCTYPE libro [</text:p>
            <text:p text:style-name="P24">&lt;!ELEMENT libro ( titulo | disponible | autor | formato | publicacion | precio | descuento | enlacelibro)* &gt;</text:p>
            <text:p text:style-name="P24">&lt;!ELEMENT autor ( #PCDATA ) &gt;</text:p>
            <text:p text:style-name="P24">&lt;!ELEMENT descuento EMPTY &gt;</text:p>
            <text:p text:style-name="P24">&lt;!ATTLIST descuento cantidad CDATA #REQUIRED &gt;</text:p>
            <text:p text:style-name="P24">&lt;!ELEMENT disponible EMPTY &gt;</text:p>
            <text:p text:style-name="P24">&lt;!ATTLIST disponible tiempo CDATA #REQUIRED &gt;</text:p>
            <text:p text:style-name="P24">&lt;!ATTLIST disponible unidad CDATA #REQUIRED &gt;</text:p>
            <text:p text:style-name="P24">&lt;!ELEMENT enlacelibro EMPTY &gt;</text:p>
            <text:p text:style-name="P24">&lt;!ATTLIST enlacelibro href CDATA #REQUIRED &gt;</text:p>
            <text:p text:style-name="P24">&lt;!ELEMENT formato ( #PCDATA ) &gt;</text:p>
            <text:p text:style-name="P24">&lt;!ELEMENT precio EMPTY &gt;</text:p>
            <text:p text:style-name="P24">&lt;!ATTLIST precio cantidad CDATA #REQUIRED &gt;</text:p>
            <text:p text:style-name="P24">&lt;!ATTLIST precio moneda CDATA #REQUIRED &gt;</text:p>
            <text:p text:style-name="P24">&lt;!ELEMENT publicacion ( #PCDATA ) &gt;</text:p>
            <text:p text:style-name="P24">&lt;!ELEMENT titulo ( #PCDATA ) &gt;</text:p>
            <text:p text:style-name="P24">]&gt;</text:p>
            <text:p text:style-name="P24">&lt;libro&gt;</text:p>
            <text:p text:style-name="P24">&lt;titulo&gt; Cien años de soledad &lt;/titulo&gt;</text:p>
            <text:p text:style-name="P24">&lt;disponible tiempo="24"&gt;&lt;/disponible&gt;</text:p>
            <text:p text:style-name="P24">&lt;autor&gt; Gabriel García Márquez &lt;/autor&gt;</text:p>
            <text:p text:style-name="P24">&lt;formato&gt; Rústica &lt;/formato&gt;</text:p>
            <text:p text:style-name="P24">&lt;publicacion&gt;1967 &lt;/publicacion&gt;</text:p>
            <text:p text:style-name="P24">&lt;precio cantidad="39.99"&gt;&lt;/precio&gt;</text:p>
            <text:p text:style-name="P24">&lt;descuento cantidad="5"&gt;&lt;/descuento&gt;</text:p>
            <text:p text:style-name="P24">&lt;enlacelibro enlace="/exec/ISBN/84-473-0619-4"&gt;&lt;/enlacelibro&gt;</text:p>
            <text:p text:style-name="P24">&lt;/libro&gt;</text:p>
          </table:table-cell>
        </table:table-row>
      </table:table>
      <text:p text:style-name="P9"/>
      <text:p text:style-name="P9"/>
      <text:p text:style-name="P12"><text:span text:style-name="T7">7</text:span><text:span text:style-name="T6">.- </text:span><text:span text:style-name="T3">C</text:span><text:span text:style-name="T4">ompleta la parte de datos del XML para que el fichero siguiente sea válido.</text:span></text:p>
      <table:table table:name="Tabla5" table:style-name="Tabla5">
        <table:table-column table:style-name="Tabla5.A"/>
        <table:table-row>
          <table:table-cell table:style-name="Tabla5.A1" office:value-type="string">
            <text:p text:style-name="P24">&lt;?xml version="1.0" encoding="UTF-8"?&gt;</text:p>
            <text:p text:style-name="P26"><text:span text:style-name="T18">&lt;!DOCTYPE </text:span><text:span text:style-name="T20">bib</text:span><text:span text:style-name="T18"> [</text:span></text:p>
            <text:p text:style-name="P24">&lt;!ELEMENT bib (libro|revista)+&gt;</text:p>
            <text:p text:style-name="P24">&lt;!ELEMENT libro EMPTY&gt;</text:p>
            <text:p text:style-name="P24"><text:soft-page-break/>&lt;!ELEMENT revista EMPTY&gt;</text:p>
            <text:p text:style-name="P24">&lt;!ATTLIST libro titulo CDATA #REQUIRED&gt;</text:p>
            <text:p text:style-name="P24">&lt;!ATTLIST libro editorial CDATA #REQUIRED&gt;</text:p>
            <text:p text:style-name="P24">&lt;!ATTLIST libro autor CDATA #REQUIRED&gt;</text:p>
            <text:p text:style-name="P24">&lt;!ATTLIST revista titulo CDATA #REQUIRED&gt;</text:p>
            <text:p text:style-name="P24">&lt;!ATTLIST revista editorial CDATA #REQUIRED&gt;</text:p>
            <text:p text:style-name="P24">&lt;!ATTLIST revista numero CDATA #REQUIRED&gt;</text:p>
            <text:p text:style-name="P24">]&gt;</text:p>
            <text:p text:style-name="P24"/>
          </table:table-cell>
        </table:table-row>
      </table:table>
      <text:p text:style-name="P9"/>
      <text:p text:style-name="P9"/>
      <text:p text:style-name="P7"/>
      <text:p text:style-name="P7"/>
      <text:p text:style-name="P7"/>
      <text:p text:style-name="P7"/>
      <text:p text:style-name="P7"/>
      <text:p text:style-name="P6"><text:span text:style-name="T11">8</text:span><text:span text:style-name="T10">.- </text:span><text:span text:style-name="T12">¿Qué líneas tengo que añadir en la parte de definición del documento (DTD interno) para que el XML sea válido?</text:span></text:p>
      <table:table table:name="Tabla6" table:style-name="Tabla6">
        <table:table-column table:style-name="Tabla6.A"/>
        <table:table-row>
          <table:table-cell table:style-name="Tabla6.A1" office:value-type="string">
            <text:p text:style-name="P24">&lt;?xml version="1.0" encoding="UTF-8"?&gt;</text:p>
            <text:p text:style-name="P26"><text:span text:style-name="T18">&lt;!DOCTYPE </text:span><text:span text:style-name="T19">l</text:span><text:span text:style-name="T21">istin</text:span><text:span text:style-name="T18">[</text:span></text:p>
            <text:p text:style-name="P21"/>
            <text:p text:style-name="P21"/>
            <text:p text:style-name="P21"/>
            <text:p text:style-name="P21"/>
            <text:p text:style-name="P21"/>
            <text:p text:style-name="P24">]&gt;</text:p>
            <text:p text:style-name="P21"/>
            <text:p text:style-name="P18"><text:span text:style-name="T18">&lt;list</text:span><text:span text:style-name="T21">in</text:span><text:span text:style-name="T18">&gt;</text:span></text:p>
            <text:p text:style-name="P21">&lt;persona sexo="hombre" id="ricky"&gt;</text:p>
            <text:p text:style-name="P21">&lt;nombre&gt;Ricky Martin&lt;/nombre&gt;</text:p>
            <text:p text:style-name="P21">&lt;email&gt;ricky@puerto-rico.com&lt;/email&gt;</text:p>
            <text:p text:style-name="P21">&lt;relacion amigo-de="leatitia"/&gt;</text:p>
            <text:p text:style-name="P21">&lt;/persona&gt;</text:p>
            <text:p text:style-name="P21">&lt;persona sexo="mujer" id="leatitia"&gt;</text:p>
            <text:p text:style-name="P21">&lt;nombre&gt;Leatitia Casta&lt;/nombre&gt;</text:p>
            <text:p text:style-name="P21">&lt;email&gt;castal@micasa.com&lt;/email&gt;</text:p>
            <text:p text:style-name="P21">&lt;/persona&gt;</text:p>
            <text:p text:style-name="P24">&lt;/listin&gt;</text:p>
          </table:table-cell>
        </table:table-row>
      </table:table>
      <text:p text:style-name="P9"/>
      <text:p text:style-name="P9"/>
      <text:p text:style-name="P11"><text:span text:style-name="T8">9</text:span><text:span text:style-name="T5">.-</text:span><text:span text:style-name="T9"> Crear una página HTML “índice” de la actividad con enlaces a los distintos apartados de esta actividad.</text:span></text:p>
      <text:p text:style-name="P7"/>
      <text:p text:style-name="P7"><text:span text:style-name="T25">10</text:span><text:span text:style-name="T22">.-</text:span> Modificar la página HTML “índice” de la unidad (“LMSG_Unidad_04.html”), para que enlace con la página “índice” de la actividad (creada en el punto anterior).</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89%"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Arial" fo:font-family="Arial" style:font-family-generic="roman" style:font-pitch="variable" fo:font-size="11pt" fo:language="es" fo:country="ES" style:font-name-asian="Courier New1" style:font-family-asian="'Courier New'"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fo:font-weight="bold" style:font-weight-asian="bold"/>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fo:font-size="12pt"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8" style:num-suffix="-" text:bullet-char="-">
        <style:list-level-properties text:list-level-position-and-space-mode="label-alignment">
          <style:list-level-label-alignment text:label-followed-by="listtab" fo:text-indent="-1.217cm" fo:margin-left="3.757cm"/>
        </style:list-level-properties>
        <style:text-properties fo:font-family="Calibri"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bullet text:level="2" text:style-name="ListLabel_20_59"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60"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officeooo:rsid="002885ae"/>
    </style:style>
    <style:style style:name="MT2" style:family="text">
      <style:text-properties style:font-name="Calibri" officeooo:rsid="002885ae" style:font-name-asian="Calibri1" style:font-name-complex="Times New Roman"/>
    </style:style>
    <style:style style:name="MT3" style:family="text">
      <style:text-properties style:font-name="Cambria"/>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52cm" fo:margin-left="0cm" fo:margin-right="0cm" fo:margin-bottom="2.152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CFGS Desarrollo de Aplicaciones Web</text:p>
        <text:p text:style-name="Header">MÓDULO: Lenguajes de Marcas y Sistemas de Gestión de Información</text:p>
        <text:p text:style-name="Header">UNIDAD <text:span text:style-name="MT1">4</text:span>: <text:span text:style-name="MT2">DTD / XSD</text:span></text:p>
      </style:header>
      <style:footer>
        <text:p text:style-name="MP1"><text:span text:style-name="MT3"><text:tab/>Página </text:span><text:span text:style-name="MT3"><text:page-number text:select-page="current">4</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meta:initial-creator>
    <meta:editing-cycles>89</meta:editing-cycles>
    <meta:creation-date>2015-09-29T21:48:00</meta:creation-date>
    <dc:date>2020-03-27T21:56:23.943000000</dc:date>
    <meta:editing-duration>PT7H51M4S</meta:editing-duration>
    <meta:generator>LibreOffice/6.2.5.2$Windows_X86_64 LibreOffice_project/1ec314fa52f458adc18c4f025c545a4e8b22c159</meta:generator>
    <meta:document-statistic meta:table-count="6" meta:image-count="0" meta:object-count="0" meta:page-count="4" meta:paragraph-count="137" meta:word-count="772" meta:character-count="5932" meta:non-whitespace-character-count="52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